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Capitals" svg:font-family="'Linux Biolinum Capital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274cm"/>
    </style:style>
    <style:style style:name="gr2" style:family="graphic" style:parent-style-name="standard">
      <style:graphic-properties draw:stroke="none" svg:stroke-color="#000000" draw:fill="none" draw:fill-color="#ffffff" draw:auto-grow-width="true" fo:min-height="1.206cm" fo:min-width="9.688cm"/>
    </style:style>
    <style:style style:name="gr3" style:family="graphic" style:parent-style-name="standard">
      <style:graphic-properties draw:stroke="none" svg:stroke-color="#ff3333" draw:fill-color="#ff3333" draw:textarea-vertical-align="middle" draw:auto-grow-height="false" fo:min-height="0.563cm" fo:min-width="0.313cm"/>
    </style:style>
    <style:style style:name="P1" style:family="paragraph">
      <loext:graphic-properties draw:fill="none" draw:fill-color="#ffffff"/>
      <style:text-properties style:font-name="Linux Biolinum Capitals"/>
    </style:style>
    <style:style style:name="P2" style:family="paragraph">
      <loext:graphic-properties draw:fill="none" draw:fill-color="#ffffff"/>
      <style:text-properties style:font-name="Linux Biolinum Capitals" fo:font-size="48pt" fo:font-style="italic" style:text-underline-style="none" fo:font-weight="bold" style:font-size-asian="48pt" style:font-style-asian="italic" style:font-weight-asian="bold" style:font-size-complex="48pt" style:font-style-complex="italic" style:font-weight-complex="bold"/>
    </style:style>
    <style:style style:name="P3" style:family="paragraph">
      <loext:graphic-properties draw:fill-color="#ff3333"/>
      <style:paragraph-properties fo:text-align="center"/>
    </style:style>
    <style:style style:name="T1" style:family="text">
      <style:text-properties style:font-name="Linux Biolinum Capitals" fo:font-size="48pt" fo:font-style="italic" style:text-underline-style="none" fo:font-weight="bold" style:font-size-asian="48pt" style:font-style-asian="italic" style:font-weight-asian="bold" style:font-size-complex="48pt" style:font-style-complex="italic" style:font-weight-complex="bold"/>
    </style:style>
    <style:style style:name="T2" style:family="text">
      <style:text-properties style:font-name="Linux Biolinum Capitals" fo:font-size="48pt" fo:font-style="italic" style:text-underline-style="solid" style:text-underline-width="bold" style:text-underline-color="font-color" fo:font-weight="bold" style:font-size-asian="48pt" style:font-style-asian="italic" style:font-weight-asian="bold" style:font-size-complex="4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906cm" svg:height="1.524cm" svg:x="1.762cm" svg:y="4.937cm">
          <draw:text-box>
            <text:p/>
          </draw:text-box>
        </draw:frame>
        <draw:frame draw:style-name="gr2" draw:text-style-name="P2" draw:layer="layout" svg:width="10.188cm" svg:height="2.182cm" svg:x="8.876cm" svg:y="9.704cm">
          <draw:text-box>
            <text:p><text:span text:style-name="T1">Q</text:span><text:span text:style-name="T2">MXStdLib </text:span></text:p>
          </draw:text-box>
        </draw:frame>
        <draw:custom-shape draw:style-name="gr3" draw:text-style-name="P3" draw:layer="layout" svg:width="0.813cm" svg:height="0.813cm" svg:x="18.407cm" svg:y="11.151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Capitals" svg:font-family="'Linux Biolinum Capital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17:31:49.858818778</meta:creation-date>
    <dc:date>2016-02-19T02:25:23.093747657</dc:date>
    <meta:editing-duration>PT1H28M49S</meta:editing-duration>
    <meta:editing-cycles>19</meta:editing-cycles>
    <meta:generator>LibreOffice/5.1.0.3$Linux_X86_64 LibreOffice_project/10m0$Build-3</meta:generator>
    <meta:document-statistic meta:object-count="3"/>
  </office:meta>
</office:document-meta>
</file>